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ndale Mono" svg:font-family="Andale Mon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Andale Mono" fo:font-size="12.0pt" fo:color="#135d0a" fo:background-color="#000000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Andale Mono" fo:font-size="12.0pt" fo:color="#135d0a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&gt;&gt;&gt; file = open("example.txt", 'r')</text:p>
      <text:p text:style-name="P1">&gt;&gt;&gt; type(file)</text:p>
      <text:p text:style-name="P1">&lt;class '_io.TextIOWrapper'&gt;</text:p>
      <text:p text:style-name="P1">&gt;&gt;&gt; content = fileObject.read()</text:p>
      <text:p text:style-name="P1">Traceback (most recent call last):</text:p>
      <text:p text:style-name="P1"><text:s text:c="2"/>File "&lt;stdin&gt;", line 1, in &lt;module&gt;</text:p>
      <text:p text:style-name="P1">NameError: name 'fileObject' is not defined</text:p>
      <text:p text:style-name="P1">&gt;&gt;&gt; content = file.read()</text:p>
      <text:p text:style-name="P1">&gt;&gt;&gt; print(content)</text:p>
      <text:p text:style-name="P1">Line 1</text:p>
      <text:p text:style-name="P1">Line 2</text:p>
      <text:p text:style-name="P1">Line 3</text:p>
      <text:p text:style-name="P1">Line 4</text:p>
      <text:p text:style-name="P1">Line 5</text:p>
      <text:p text:style-name="P1">Line 6</text:p>
      <text:p text:style-name="P1">&gt;&gt;&gt; type(content)</text:p>
      <text:p text:style-name="P1">&lt;class 'str'&gt;</text:p>
      <text:p text:style-name="P1">&gt;&gt;&gt; file.readlines()</text:p>
      <text:p text:style-name="P1">[]</text:p>
      <text:p text:style-name="P1">&gt;&gt;&gt; file.seak(0)</text:p>
      <text:p text:style-name="P1">Traceback (most recent call last):</text:p>
      <text:p text:style-name="P1"><text:s text:c="2"/>File "&lt;stdin&gt;", line 1, in &lt;module&gt;</text:p>
      <text:p text:style-name="P1">AttributeError: '_io.TextIOWrapper' object has no attribute 'seak'</text:p>
      <text:p text:style-name="P1">&gt;&gt;&gt; file.seek(0)</text:p>
      <text:p text:style-name="P1">0</text:p>
      <text:p text:style-name="P1">&gt;&gt;&gt; file.readlines()</text:p>
      <text:p text:style-name="P1">['Line 1\n', 'Line 2\n', 'Line 3\n', 'Line 4\n', 'Line 5\n', 'Line 6']</text:p>
      <text:p text:style-name="P1">&gt;&gt;&gt; content = [i.rstrip("\n") for i in file.readlines()]</text:p>
      <text:p text:style-name="P1">&gt;&gt;&gt; content</text:p>
      <text:p text:style-name="P1">[]</text:p>
      <text:p text:style-name="P1">&gt;&gt;&gt; file.readlines()</text:p>
      <text:p text:style-name="P1">[]</text:p>
      <text:p text:style-name="P1">&gt;&gt;&gt; file.seek()</text:p>
      <text:p text:style-name="P1">Traceback (most recent call last):</text:p>
      <text:p text:style-name="P1"><text:s text:c="2"/>File "&lt;stdin&gt;", line 1, in &lt;module&gt;</text:p>
      <text:p text:style-name="P1">TypeError: seek() takes at least 1 argument (0 given)</text:p>
      <text:p text:style-name="P1">&gt;&gt;&gt; file.seek(0)</text:p>
      <text:p text:style-name="P1">0</text:p>
      <text:p text:style-name="P1">&gt;&gt;&gt; content = [i.rstrip("\n") for i in file.readlines()]</text:p>
      <text:p text:style-name="P1">&gt;&gt;&gt; content</text:p>
      <text:p text:style-name="P1">['Line 1', 'Line 2', 'Line 3', 'Line 4', 'Line 5', 'Line 6']</text:p>
      <text:p text:style-name="P1">&gt;&gt;&gt; file.close()</text:p>
      <text:p text:style-name="P1">&gt;&gt;&gt; content</text:p>
      <text:p text:style-name="P1">['Line 1', 'Line 2', 'Line 3', 'Line 4', 'Line 5', 'Line 6']</text:p>
      <text:p text:style-name="P1"/>
      <text:p text:style-name="P2"/>
      <text:p text:style-name="P1">&gt;&gt;&gt; file = open("example_write.txt", "w")</text:p>
      <text:p text:style-name="P1">&gt;&gt;&gt; file.write("This is the first line of the testing file and the testing message")</text:p>
      <text:p text:style-name="P1">66</text:p>
      <text:p text:style-name="P2"/>
      <text:p text:style-name="P1">&gt;&gt;&gt; file.write("Line1\nLine2\nLine3")</text:p>
      <text:p text:style-name="P1">17</text:p>
      <text:p text:style-name="P1">&gt;&gt;&gt; file.close()</text:p>
      <text:p text:style-name="P2"/>
      <text:p text:style-name="P1">&gt;&gt;&gt; l = ['item 1', 'item 2', 'item 3']</text:p>
      <text:p text:style-name="P1">&gt;&gt;&gt; file = open("example_write.txt", "w")</text:p>
      <text:p text:style-name="P1">&gt;&gt;&gt; for el in l:</text:p>
      <text:p text:style-name="P1">... <text:s text:c="4"/>file.write(el+'\n')</text:p>
      <text:p text:style-name="P1">... </text:p>
      <text:p text:style-name="P1">7</text:p>
      <text:p text:style-name="P1">7</text:p>
      <text:p text:style-name="P1">7</text:p>
      <text:p text:style-name="P1">&gt;&gt;&gt; file.close()</text:p>
      <text:p text:style-name="P2"/>
      <text:p text:style-name="P1">&gt;&gt;&gt; file.close()</text:p>
      <text:p text:style-name="P1">&gt;&gt;&gt; file = open("example_write.txt", "a")</text:p>
      <text:p text:style-name="P1">&gt;&gt;&gt; file.write("To append to a file, you need to use the 'a' parameter while using 'open' method")</text:p>
      <text:p text:style-name="P1">80</text:p>
      <text:p text:style-name="P1">&gt;&gt;&gt; file.close(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